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PRZYJĘCIU STATUTU STOWARZYSZENIA</text:p>
      <text:p text:style-name="P1"/>
      <text:p text:style-name="P1"/>
      <text:p text:style-name="P5">Uchwała nr 2/2013</text:p>
      <text:p text:style-name="P5">o przyjęciu Statutu Stowarzyszenia Polska Grupa Użytkowników Pythona</text:p>
      <text:p text:style-name="P3"/>
      <text:p text:style-name="P3"/>
      <text:p text:style-name="P2"><text:tab/>Uczestnicy zebrania założycielskiego na spotkaniu w dniu 16 listopada 2013 r. w Warszawie postanawiają zaakceptować i przyjąć Statut Stowarzyszenia Polska Grupa Użytkowników Pythona<text:line-break/>z siedzibą w Warszawie.</text:p>
      <text:p text:style-name="P2"/>
      <text:p text:style-name="P2">Przyjęty Statut ma brzmienie zgodne z załącznikiem do uchwały.</text:p>
      <text:p text:style-name="P2"/>
      <text:p text:style-name="P2">Załącznik do uchwały - Statut Stowarzyszenia Polska Grupa Użytkowników Pythona w treści przyjętej w dniu 16 listopada 2013 r.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01:23</meta:creation-date>
    <dc:date>2013-11-21T20:35:39</dc:date>
    <meta:editing-duration>PT6M37S</meta:editing-duration>
    <meta:editing-cycles>5</meta:editing-cycles>
    <meta:generator>LibreOffice/3.5$Linux_X86_64 LibreOffice_project/350m1$Build-2</meta:generator>
    <meta:document-statistic meta:table-count="1" meta:image-count="0" meta:object-count="0" meta:page-count="1" meta:paragraph-count="8" meta:word-count="73" meta:character-count="543" meta:non-whitespace-character-count="477"/>
  </office:meta>
</office:document-meta>
</file>